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9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10">
      <style:paragraph-properties fo:margin-top="0cm" fo:margin-bottom="0cm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1">
      <style:paragraph-properties fo:margin-top="0cm" fo:margin-bottom="0cm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2">
      <style:paragraph-properties fo:margin-top="0cm" fo:margin-bottom="0cm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3">
      <style:paragraph-properties fo:margin-top="0cm" fo:margin-bottom="0cm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4">
      <style:paragraph-properties fo:margin-top="0cm" fo:margin-bottom="0cm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5">
      <style:paragraph-properties fo:margin-top="0cm" fo:margin-bottom="0cm" style:contextual-spacing="false"/>
    </style:style>
    <style:style style:name="P30" style:family="paragraph" style:parent-style-name="Text_20_body" style:list-style-name="L15"/>
    <style:style style:name="P31" style:family="paragraph" style:parent-style-name="Text_20_body" style:list-style-name="L16">
      <style:paragraph-properties fo:margin-top="0cm" fo:margin-bottom="0cm" style:contextual-spacing="false"/>
    </style:style>
    <style:style style:name="P32" style:family="paragraph" style:parent-style-name="Text_20_body" style:list-style-name="L16"/>
    <style:style style:name="P33" style:family="paragraph" style:parent-style-name="Text_20_body" style:list-style-name="L17">
      <style:paragraph-properties fo:margin-top="0cm" fo:margin-bottom="0cm" style:contextual-spacing="false"/>
    </style:style>
    <style:style style:name="P34" style:family="paragraph" style:parent-style-name="Text_20_body" style:list-style-name="L1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PROYECTO DE IMPLANTACIÓN DE ODOO EN UNA EMPRESA DE LIBROS</text:span></text:h>
      <text:h text:style-name="Heading_20_2" text:outline-level="2"><text:span text:style-name="Strong_20_Emphasis">PASO 1: ANÁLISIS DE LA EMPRESA</text:span></text:h>
      <text:h text:style-name="Heading_20_3" text:outline-level="3"><text:span text:style-name="Strong_20_Emphasis">1.1 Plan de negocio</text:span></text:h>
      <text:p text:style-name="Text_20_body">La empresa ficticia se llama <text:span text:style-name="Strong_20_Emphasis">"Librería Central"</text:span>, dedicada a la venta de libros físicos y digitales. Opera tanto en una tienda física con un TPV como a través de ventas en línea. Su modelo de negocio se basa en la compra de libros a distintos proveedores y su posterior venta al público.</text:p>
      <text:p text:style-name="Text_20_body"><text:span text:style-name="Strong_20_Emphasis">Servicios:</text:span></text:p>
      <text:list text:style-name="L1">
        <text:list-item>
          <text:p text:style-name="P1">Venta de libros en tienda física. </text:p>
        </text:list-item>
        <text:list-item>
          <text:p text:style-name="P1">Venta en línea con envíos a domicilio. </text:p>
        </text:list-item>
        <text:list-item>
          <text:p text:style-name="P2">Venta de libros digitales descargables. </text:p>
        </text:list-item>
      </text:list>
      <text:h text:style-name="Heading_20_3" text:outline-level="3"><text:span text:style-name="Strong_20_Emphasis">1.2 Número de trabajadores y cargos</text:span></text:h>
      <text:list text:style-name="L2">
        <text:list-item>
          <text:p text:style-name="P3"><text:span text:style-name="Strong_20_Emphasis">Gerente</text:span>: Supervisa todas las operaciones. </text:p>
        </text:list-item>
        <text:list-item>
          <text:p text:style-name="P3"><text:span text:style-name="Strong_20_Emphasis">Encargado de almacén</text:span>: Gestiona el stock de libros y coordina las compras. </text:p>
        </text:list-item>
        <text:list-item>
          <text:p text:style-name="P3"><text:span text:style-name="Strong_20_Emphasis">Responsable de ventas</text:span>: Maneja la tienda y el TPV. </text:p>
        </text:list-item>
        <text:list-item>
          <text:p text:style-name="P3"><text:span text:style-name="Strong_20_Emphasis">Atención al cliente</text:span>: Gestiona pedidos y consultas. </text:p>
        </text:list-item>
        <text:list-item>
          <text:p text:style-name="P4"><text:span text:style-name="Strong_20_Emphasis">Contable</text:span>: Administra facturación y pagos. </text:p>
        </text:list-item>
      </text:list>
      <text:h text:style-name="Heading_20_3" text:outline-level="3"><text:span text:style-name="Strong_20_Emphasis">1.3 Áreas funcionales y procesos de negocio</text:span></text:h>
      <text:p text:style-name="Text_20_body">La empresa tiene las siguientes áreas:</text:p>
      <text:list text:style-name="L3">
        <text:list-item>
          <text:p text:style-name="P5"><text:span text:style-name="Strong_20_Emphasis">Ventas</text:span>: Gestión de clientes y ventas en TPV. </text:p>
        </text:list-item>
        <text:list-item>
          <text:p text:style-name="P5"><text:span text:style-name="Strong_20_Emphasis">Compras</text:span>: Adquisición de libros a proveedores. </text:p>
        </text:list-item>
        <text:list-item>
          <text:p text:style-name="P5"><text:span text:style-name="Strong_20_Emphasis">Almacén</text:span>: Control de stock y logística. </text:p>
        </text:list-item>
        <text:list-item>
          <text:p text:style-name="P5"><text:span text:style-name="Strong_20_Emphasis">Facturación y Contabilidad</text:span>: Emisión de facturas y gestión financiera. </text:p>
        </text:list-item>
        <text:list-item>
          <text:p text:style-name="P6"><text:span text:style-name="Strong_20_Emphasis">Atención al cliente</text:span>: Resolución de consultas y gestión de pedidos. </text:p>
        </text:list-item>
      </text:list>
      <text:h text:style-name="Heading_20_3" text:outline-level="3"><text:span text:style-name="Strong_20_Emphasis">1.4 Identificación de procesos de negocio</text:span></text:h>
      <text:p text:style-name="Text_20_body">Ejemplo de procesos:</text:p>
      <text:list text:style-name="L4">
        <text:list-item>
          <text:p text:style-name="P7"><text:span text:style-name="Strong_20_Emphasis">Venta en TPV</text:span>: Cliente selecciona libro → Pago → Factura → Actualización de stock. </text:p>
        </text:list-item>
        <text:list-item>
          <text:p text:style-name="P8"><text:span text:style-name="Strong_20_Emphasis">Compra a proveedor</text:span>: Selección de libros → Pedido → Recepción → Registro en almacén. </text:p>
        </text:list-item>
      </text:list>
      <text:h text:style-name="Heading_20_3" text:outline-level="3"><text:span text:style-name="Strong_20_Emphasis">1.5 Diagrama de procesos</text:span></text:h>
      <text:p text:style-name="Text_20_body">Un diagrama visual con flechas conectando los procesos entre las áreas funcionales.</text:p>
      <text:h text:style-name="Heading_20_3" text:outline-level="3"><text:span text:style-name="Strong_20_Emphasis">1.6 Sistemas de información actuales</text:span></text:h>
      <text:list text:style-name="L5">
        <text:list-item>
          <text:p text:style-name="P9"><text:span text:style-name="Strong_20_Emphasis">Excel</text:span> para gestionar proveedores y clientes. </text:p>
        </text:list-item>
        <text:list-item>
          <text:p text:style-name="P9"><text:span text:style-name="Strong_20_Emphasis">Software TPV básico</text:span> para ventas en tienda. </text:p>
        </text:list-item>
        <text:list-item>
          <text:p text:style-name="P10"><text:soft-page-break/><text:span text:style-name="Strong_20_Emphasis">Facturación manual</text:span> en papel o PDF. </text:p>
        </text:list-item>
      </text:list>
      <text:p text:style-name="Horizontal_20_Line"/>
      <text:h text:style-name="Heading_20_2" text:outline-level="2"><text:span text:style-name="Strong_20_Emphasis">PASO 2: ELECCIÓN DEL RESPONSABLE</text:span></text:h>
      <text:p text:style-name="Text_20_body">El responsable de la implantación del ERP será el administrador del sistema, representado por el usuario "Admin_Libreria". Este usuario tendrá permisos completos para la gestión del ERP.</text:p>
      <text:p text:style-name="Horizontal_20_Line"/>
      <text:h text:style-name="Heading_20_2" text:outline-level="2"><text:span text:style-name="Strong_20_Emphasis">PASO 3: DETECCIÓN DE NECESIDADES Y ELECCIÓN DEL ERP</text:span></text:h>
      <text:h text:style-name="Heading_20_3" text:outline-level="3"><text:span text:style-name="Strong_20_Emphasis">3.1 Necesidades de la empresa</text:span></text:h>
      <text:list text:style-name="L6">
        <text:list-item>
          <text:p text:style-name="P11">Digitalizar la facturación para evitar errores manuales. </text:p>
        </text:list-item>
        <text:list-item>
          <text:p text:style-name="P11">Controlar el stock en tiempo real. </text:p>
        </text:list-item>
        <text:list-item>
          <text:p text:style-name="P12">Mejorar la gestión de clientes y proveedores. </text:p>
        </text:list-item>
      </text:list>
      <text:h text:style-name="Heading_20_3" text:outline-level="3"><text:span text:style-name="Strong_20_Emphasis">3.2 Elección del ERP</text:span></text:h>
      <text:p text:style-name="Text_20_body">Se elige <text:span text:style-name="Strong_20_Emphasis">Odoo</text:span> porque:</text:p>
      <text:list text:style-name="L7">
        <text:list-item>
          <text:p text:style-name="P13">Es modular y permite instalar solo los componentes necesarios. </text:p>
        </text:list-item>
        <text:list-item>
          <text:p text:style-name="P13">Tiene integración con TPV, compras y contabilidad. </text:p>
        </text:list-item>
        <text:list-item>
          <text:p text:style-name="P14">Es personalizable y de código abierto. </text:p>
        </text:list-item>
      </text:list>
      <text:h text:style-name="Heading_20_3" text:outline-level="3"><text:span text:style-name="Strong_20_Emphasis">3.3 Comparación con otros ERP</text:span></text:h>
      <text:p text:style-name="Text_20_body">Se comparó con <text:span text:style-name="Strong_20_Emphasis">SAP Business One</text:span> y <text:span text:style-name="Strong_20_Emphasis">Zoho ERP</text:span>, pero Odoo fue la mejor opción por su flexibilidad y costos.</text:p>
      <text:h text:style-name="Heading_20_3" text:outline-level="3"><text:span text:style-name="Strong_20_Emphasis">3.4 Definición de usuarios en Odoo</text:span></text:h>
      <text:list text:style-name="L8">
        <text:list-item>
          <text:p text:style-name="P15"><text:span text:style-name="Strong_20_Emphasis">Gerente</text:span>: Acceso completo. </text:p>
        </text:list-item>
        <text:list-item>
          <text:p text:style-name="P15"><text:span text:style-name="Strong_20_Emphasis">Ventas</text:span>: Acceso a TPV y clientes. </text:p>
        </text:list-item>
        <text:list-item>
          <text:p text:style-name="P15"><text:span text:style-name="Strong_20_Emphasis">Compras</text:span>: Acceso a proveedores y productos. </text:p>
        </text:list-item>
        <text:list-item>
          <text:p text:style-name="P16"><text:span text:style-name="Strong_20_Emphasis">Contabilidad</text:span>: Acceso a facturación y pagos. </text:p>
        </text:list-item>
      </text:list>
      <text:p text:style-name="Horizontal_20_Line"/>
      <text:h text:style-name="Heading_20_2" text:outline-level="2"><text:span text:style-name="Strong_20_Emphasis">PASO 4: INSTALACIÓN DEL ERP Y MÓDULOS A IMPLANTAR</text:span></text:h>
      <text:h text:style-name="Heading_20_3" text:outline-level="3"><text:span text:style-name="Strong_20_Emphasis">4.1 Instalación de Odoo</text:span></text:h>
      <text:list text:style-name="L9">
        <text:list-item>
          <text:p text:style-name="P17">Descargar e instalar Odoo en un servidor. </text:p>
        </text:list-item>
        <text:list-item>
          <text:p text:style-name="P18">Crear la base de datos sin datos demo. </text:p>
        </text:list-item>
      </text:list>
      <text:h text:style-name="Heading_20_3" text:outline-level="3"><text:soft-page-break/><text:span text:style-name="Strong_20_Emphasis">4.2 Selección de módulos</text:span></text:h>
      <text:p text:style-name="Text_20_body">Se instalarán:</text:p>
      <text:list text:style-name="L10">
        <text:list-item>
          <text:p text:style-name="P19"><text:span text:style-name="Strong_20_Emphasis">TPV</text:span> </text:p>
        </text:list-item>
        <text:list-item>
          <text:p text:style-name="P19"><text:span text:style-name="Strong_20_Emphasis">Compras y Ventas</text:span> </text:p>
        </text:list-item>
        <text:list-item>
          <text:p text:style-name="P19"><text:span text:style-name="Strong_20_Emphasis">Almacén</text:span> </text:p>
        </text:list-item>
        <text:list-item>
          <text:p text:style-name="P19"><text:span text:style-name="Strong_20_Emphasis">Clientes y Proveedores</text:span> </text:p>
        </text:list-item>
        <text:list-item>
          <text:p text:style-name="P19"><text:span text:style-name="Strong_20_Emphasis">Facturación y Contabilidad</text:span> </text:p>
        </text:list-item>
        <text:list-item>
          <text:p text:style-name="P20"><text:span text:style-name="Strong_20_Emphasis">Recursos Humanos</text:span> </text:p>
        </text:list-item>
      </text:list>
      <text:h text:style-name="Heading_20_3" text:outline-level="3"><text:span text:style-name="Strong_20_Emphasis">4.3 Creación de usuarios y productos</text:span></text:h>
      <text:list text:style-name="L11">
        <text:list-item>
          <text:p text:style-name="P21">Crear productos y categorías en TPV. </text:p>
        </text:list-item>
        <text:list-item>
          <text:p text:style-name="P21">Asociar proveedores a productos. </text:p>
        </text:list-item>
        <text:list-item>
          <text:p text:style-name="P22">Registrar clientes con datos y fotos. </text:p>
        </text:list-item>
      </text:list>
      <text:h text:style-name="Heading_20_3" text:outline-level="3"><text:span text:style-name="Strong_20_Emphasis">4.4 Desarrollo de un módulo propio</text:span></text:h>
      <text:p text:style-name="Text_20_body">Se creará un módulo de <text:span text:style-name="Strong_20_Emphasis">recomendaciones de libros</text:span> con modelos relacionados para categorías, autores y libros recomendados.</text:p>
      <text:h text:style-name="Heading_20_3" text:outline-level="3"><text:span text:style-name="Strong_20_Emphasis">4.5 Modificación de modelos existentes</text:span></text:h>
      <text:p text:style-name="Text_20_body">Se añadirá un campo "Editorial" en el modelo de productos y se actualizarán las vistas correspondientes.</text:p>
      <text:p text:style-name="Horizontal_20_Line"/>
      <text:h text:style-name="Heading_20_2" text:outline-level="2"><text:span text:style-name="Strong_20_Emphasis">PASO 5: PLANIFICACIÓN DE LA MIGRACIÓN</text:span></text:h>
      <text:h text:style-name="Heading_20_3" text:outline-level="3"><text:span text:style-name="Strong_20_Emphasis">5.1 Planificación de tareas</text:span></text:h>
      <text:list text:style-name="L12">
        <text:list-item>
          <text:p text:style-name="P23"><text:span text:style-name="Strong_20_Emphasis">Semana 1:</text:span> Instalación de Odoo y configuración de módulos. </text:p>
        </text:list-item>
        <text:list-item>
          <text:p text:style-name="P23"><text:span text:style-name="Strong_20_Emphasis">Semana 2:</text:span> Configuración de productos y clientes. </text:p>
        </text:list-item>
        <text:list-item>
          <text:p text:style-name="P23"><text:span text:style-name="Strong_20_Emphasis">Semana 3:</text:span> Migración de datos. </text:p>
        </text:list-item>
        <text:list-item>
          <text:p text:style-name="P24"><text:span text:style-name="Strong_20_Emphasis">Semana 4:</text:span> Pruebas y corrección de errores. </text:p>
        </text:list-item>
      </text:list>
      <text:h text:style-name="Heading_20_3" text:outline-level="3"><text:span text:style-name="Strong_20_Emphasis">5.2 Diagrama de Gantt</text:span></text:h>
      <text:p text:style-name="Text_20_body">Se creará con GanttProject para visualizar el cronograma.</text:p>
      <text:p text:style-name="Horizontal_20_Line"/>
      <text:h text:style-name="Heading_20_2" text:outline-level="2"><text:span text:style-name="Strong_20_Emphasis">PASO 6: PLAN DE FORMACIÓN</text:span></text:h>
      <text:p text:style-name="Text_20_body">Se impartirán sesiones de formación según los roles:</text:p>
      <text:list text:style-name="L13">
        <text:list-item>
          <text:p text:style-name="P25"><text:span text:style-name="Strong_20_Emphasis">Ventas</text:span>: Uso del TPV y gestión de clientes. </text:p>
        </text:list-item>
        <text:list-item>
          <text:p text:style-name="P25"><text:span text:style-name="Strong_20_Emphasis">Compras</text:span>: Creación y gestión de pedidos. </text:p>
        </text:list-item>
        <text:list-item>
          <text:p text:style-name="P25"><text:span text:style-name="Strong_20_Emphasis">Almacén</text:span>: Control de stock y reglas de reabastecimiento. </text:p>
        </text:list-item>
        <text:list-item>
          <text:p text:style-name="P26"><text:span text:style-name="Strong_20_Emphasis">Contabilidad</text:span>: Emisión de facturas y conciliación de pagos. </text:p>
        </text:list-item>
      </text:list>
      <text:p text:style-name="Text_20_body"><text:soft-page-break/>Cada formación tendrá una duración de 2 horas con manuales de apoyo.</text:p>
      <text:p text:style-name="Horizontal_20_Line"/>
      <text:h text:style-name="Heading_20_2" text:outline-level="2"><text:span text:style-name="Strong_20_Emphasis">PASO 7: MIGRACIÓN DE PROCESOS DE NEGOCIO Y CARGA DE DATOS</text:span></text:h>
      <text:h text:style-name="Heading_20_3" text:outline-level="3"><text:span text:style-name="Strong_20_Emphasis">7.1 Estrategia de migración</text:span></text:h>
      <text:p text:style-name="Text_20_body">Se hará una migración <text:span text:style-name="Strong_20_Emphasis">progresiva</text:span>, manteniendo los sistemas antiguos hasta la validación del ERP.</text:p>
      <text:h text:style-name="Heading_20_3" text:outline-level="3"><text:span text:style-name="Strong_20_Emphasis">7.2 Carga de datos</text:span></text:h>
      <text:list text:style-name="L14">
        <text:list-item>
          <text:p text:style-name="P27">Se importarán productos, clientes y proveedores desde archivos CSV. </text:p>
        </text:list-item>
        <text:list-item>
          <text:p text:style-name="P28">Se automatizará la carga de imágenes de productos. </text:p>
        </text:list-item>
      </text:list>
      <text:h text:style-name="Heading_20_3" text:outline-level="3"><text:span text:style-name="Strong_20_Emphasis">7.3 Validación de migración</text:span></text:h>
      <text:p text:style-name="Text_20_body">Se compararán datos entre el sistema anterior y el nuevo ERP para verificar la integridad.</text:p>
      <text:p text:style-name="Horizontal_20_Line"/>
      <text:h text:style-name="Heading_20_2" text:outline-level="2"><text:span text:style-name="Strong_20_Emphasis">PASO 8: PRUEBAS Y RESOLUCIÓN DE PROBLEMAS</text:span></text:h>
      <text:h text:style-name="Heading_20_3" text:outline-level="3"><text:span text:style-name="Strong_20_Emphasis">8.1 Pruebas a realizar</text:span></text:h>
      <text:list text:style-name="L15">
        <text:list-item>
          <text:p text:style-name="P29"><text:span text:style-name="Strong_20_Emphasis">Verificación de productos:</text:span> Comparar stock antes y después de la migración. </text:p>
        </text:list-item>
        <text:list-item>
          <text:p text:style-name="P29"><text:span text:style-name="Strong_20_Emphasis">Prueba de ventas:</text:span> Realizar ventas en el TPV y comprobar facturación. </text:p>
        </text:list-item>
        <text:list-item>
          <text:p text:style-name="P30"><text:span text:style-name="Strong_20_Emphasis">Comprobación de permisos:</text:span> Asegurar que cada usuario tiene acceso solo a su área. </text:p>
        </text:list-item>
      </text:list>
      <text:h text:style-name="Heading_20_3" text:outline-level="3"><text:span text:style-name="Strong_20_Emphasis">8.2 Posibles errores y soluciones</text:span></text:h>
      <text:list text:style-name="L16">
        <text:list-item>
          <text:p text:style-name="P31"><text:span text:style-name="Strong_20_Emphasis">Datos incompletos:</text:span> Revisar archivos CSV y repetir la carga si es necesario. </text:p>
        </text:list-item>
        <text:list-item>
          <text:p text:style-name="P31"><text:span text:style-name="Strong_20_Emphasis">Errores en facturación:</text:span> Validar la configuración de impuestos y contabilidad. </text:p>
        </text:list-item>
        <text:list-item>
          <text:p text:style-name="P32"><text:span text:style-name="Strong_20_Emphasis">Usuarios sin permisos:</text:span> Revisar roles en Odoo y corregir permisos. </text:p>
        </text:list-item>
      </text:list>
      <text:p text:style-name="Horizontal_20_Line"/>
      <text:h text:style-name="Heading_20_2" text:outline-level="2"><text:span text:style-name="Strong_20_Emphasis">PASO 9: DOCUMENTACIÓN</text:span></text:h>
      <text:h text:style-name="Heading_20_3" text:outline-level="3"><text:span text:style-name="Strong_20_Emphasis">9.1 Documentación del proceso</text:span></text:h>
      <text:p text:style-name="Text_20_body">Se redactará un informe detallado con cada paso del proyecto.</text:p>
      <text:h text:style-name="Heading_20_3" text:outline-level="3"><text:span text:style-name="Strong_20_Emphasis">9.2 Manual de instalación y configuración</text:span></text:h>
      <text:p text:style-name="Text_20_body">Explicará cómo instalar Odoo y configurar los módulos.</text:p>
      <text:h text:style-name="Heading_20_3" text:outline-level="3"><text:span text:style-name="Strong_20_Emphasis">9.3 Manual de usuario</text:span></text:h>
      <text:p text:style-name="Text_20_body">Guía para los empleados sobre cómo usar el ERP según su rol.</text:p>
      <text:h text:style-name="Heading_20_3" text:outline-level="3"><text:soft-page-break/><text:span text:style-name="Strong_20_Emphasis">9.4 Manual de administrador</text:span></text:h>
      <text:p text:style-name="Text_20_body">Incluirá la gestión de usuarios, copias de seguridad y configuración del ERP.</text:p>
      <text:p text:style-name="Horizontal_20_Line"/>
      <text:h text:style-name="Heading_20_3" text:outline-level="3"><text:span text:style-name="Strong_20_Emphasis">Extras para más nota</text:span></text:h>
      <text:list text:style-name="L17">
        <text:list-item>
          <text:p text:style-name="P33">Instalación del módulo <text:span text:style-name="Strong_20_Emphasis">OCA de contabilidad española</text:span>. </text:p>
        </text:list-item>
        <text:list-item>
          <text:p text:style-name="P33"><text:span text:style-name="Strong_20_Emphasis">Automatización de carga de imágenes</text:span> en la migración de datos. </text:p>
        </text:list-item>
        <text:list-item>
          <text:p text:style-name="P34">Creación del <text:span text:style-name="Strong_20_Emphasis">diagrama completo de la empresa</text:span> con todos los procesos detallado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9T21:32:13.299000000</meta:creation-date>
    <dc:date>2025-03-09T21:34:04.500000000</dc:date>
    <meta:editing-duration>PT1M52S</meta:editing-duration>
    <meta:editing-cycles>1</meta:editing-cycles>
    <meta:document-statistic meta:table-count="0" meta:image-count="0" meta:object-count="0" meta:page-count="5" meta:paragraph-count="115" meta:word-count="936" meta:character-count="5633" meta:non-whitespace-character-count="4813"/>
    <meta:generator>LibreOffice/24.8.5.2$Windows_X86_64 LibreOffice_project/fddf2685c70b461e7832239a0162a77216259f22</meta:generator>
  </office:meta>
</office:document-meta>
</file>